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variant="normal" fo:text-transform="none" fo:color="#000000" style:font-name="Liberation Sans" fo:font-size="10pt" fo:letter-spacing="normal" fo:font-style="normal" fo:font-weight="normal" officeooo:rsid="00186e47" officeooo:paragraph-rsid="00186e47" style:font-size-asian="10pt" style:font-size-complex="10pt"/>
    </style:style>
    <style:style style:name="P2" style:family="paragraph" style:parent-style-name="Standard">
      <style:paragraph-properties fo:text-align="start" style:justify-single-word="false"/>
      <style:text-properties style:font-name="Liberation Sans" fo:font-size="10pt" style:text-underline-style="none" officeooo:rsid="001b5df9" officeooo:paragraph-rsid="001b5df9" style:font-size-asian="10pt" style:font-size-complex="10pt"/>
    </style:style>
    <style:style style:name="P3" style:family="paragraph" style:parent-style-name="Standard">
      <style:text-properties style:font-name="Liberation Sans" fo:font-size="10pt" style:text-underline-style="none" fo:font-weight="bold" officeooo:rsid="00220407" officeooo:paragraph-rsid="00220407" style:font-size-asian="10pt" style:font-weight-asian="bold" style:font-size-complex="10pt" style:font-weight-complex="bold"/>
    </style:style>
    <style:style style:name="P4" style:family="paragraph" style:parent-style-name="Standard">
      <style:text-properties style:font-name="Liberation Sans" fo:font-size="10pt" style:text-underline-style="none" fo:font-weight="bold" officeooo:rsid="00292b16" officeooo:paragraph-rsid="00292b16" style:font-size-asian="10pt" style:font-weight-asian="bold" style:font-size-complex="10pt" style:font-weight-complex="bold"/>
    </style:style>
    <style:style style:name="P5" style:family="paragraph" style:parent-style-name="Standard">
      <style:text-properties style:font-name="Liberation Sans" fo:font-size="10pt" style:text-underline-style="none" fo:font-weight="bold" officeooo:rsid="002b6b4a" officeooo:paragraph-rsid="002b6b4a" style:font-size-asian="10pt" style:font-weight-asian="bold" style:font-size-complex="10pt" style:font-weight-complex="bold"/>
    </style:style>
    <style:style style:name="P6" style:family="paragraph" style:parent-style-name="Standard">
      <style:text-properties style:font-name="Liberation Sans" fo:font-size="10pt" style:text-underline-style="none" fo:font-weight="bold" officeooo:rsid="002b99bf" officeooo:paragraph-rsid="002b99bf" style:font-size-asian="10pt" style:font-weight-asian="bold" style:font-size-complex="10pt" style:font-weight-complex="bold"/>
    </style:style>
    <style:style style:name="P7" style:family="paragraph" style:parent-style-name="Standard">
      <style:text-properties style:font-name="Liberation Sans" fo:font-size="10pt" style:text-underline-style="none" fo:font-weight="bold" officeooo:rsid="002c9cbb" officeooo:paragraph-rsid="002c9cbb" style:font-size-asian="10pt" style:font-weight-asian="bold" style:font-size-complex="10pt" style:font-weight-complex="bold"/>
    </style:style>
    <style:style style:name="P8" style:family="paragraph" style:parent-style-name="Standard">
      <style:text-properties style:font-name="Liberation Sans" fo:font-size="10pt" style:text-underline-style="none" fo:font-weight="bold" officeooo:rsid="0030220a" officeooo:paragraph-rsid="0030220a" style:font-size-asian="10pt" style:font-weight-asian="bold" style:font-size-complex="10pt" style:font-weight-complex="bold"/>
    </style:style>
    <style:style style:name="P9" style:family="paragraph" style:parent-style-name="Standard">
      <style:text-properties style:font-name="Liberation Sans" fo:font-size="10pt" style:text-underline-style="none" fo:font-weight="normal" officeooo:rsid="0023a8b5" officeooo:paragraph-rsid="0023a8b5" style:font-size-asian="10pt" style:font-weight-asian="normal" style:font-size-complex="10pt" style:font-weight-complex="normal"/>
    </style:style>
    <style:style style:name="P10" style:family="paragraph" style:parent-style-name="Standard">
      <style:text-properties style:font-name="Liberation Sans" fo:font-size="10pt" style:text-underline-style="none" fo:font-weight="normal" officeooo:rsid="0023a8b5" officeooo:paragraph-rsid="002434bf" style:font-size-asian="10pt" style:font-weight-asian="normal" style:font-size-complex="10pt" style:font-weight-complex="normal"/>
    </style:style>
    <style:style style:name="P11" style:family="paragraph" style:parent-style-name="Standard">
      <style:text-properties style:font-name="Liberation Sans" fo:font-size="10pt" style:text-underline-style="none" fo:font-weight="normal" officeooo:rsid="002434bf" officeooo:paragraph-rsid="002434bf" style:font-size-asian="10pt" style:font-weight-asian="normal" style:font-size-complex="10pt" style:font-weight-complex="normal"/>
    </style:style>
    <style:style style:name="P12" style:family="paragraph" style:parent-style-name="Standard">
      <style:text-properties style:font-name="Liberation Sans" fo:font-size="10pt" style:text-underline-style="none" fo:font-weight="normal" officeooo:rsid="00186e47" officeooo:paragraph-rsid="0027f843" style:font-size-asian="10pt" style:font-weight-asian="normal" style:font-size-complex="10pt" style:font-weight-complex="normal"/>
    </style:style>
    <style:style style:name="P13" style:family="paragraph" style:parent-style-name="Standard">
      <style:text-properties style:font-name="Liberation Sans" fo:font-size="10pt" style:text-underline-style="none" fo:font-weight="normal" officeooo:rsid="00292b16" officeooo:paragraph-rsid="00292b16" style:font-size-asian="10pt" style:font-weight-asian="normal" style:font-size-complex="10pt" style:font-weight-complex="normal"/>
    </style:style>
    <style:style style:name="P14" style:family="paragraph" style:parent-style-name="Standard">
      <style:text-properties style:font-name="Liberation Sans" fo:font-size="10pt" style:text-underline-style="none" fo:font-weight="normal" officeooo:rsid="002b6b4a" officeooo:paragraph-rsid="002b6b4a" style:font-size-asian="10pt" style:font-weight-asian="normal" style:font-size-complex="10pt" style:font-weight-complex="normal"/>
    </style:style>
    <style:style style:name="P15" style:family="paragraph" style:parent-style-name="Standard">
      <style:text-properties style:font-name="Liberation Sans" fo:font-size="10pt" style:text-underline-style="none" fo:font-weight="normal" officeooo:rsid="002b6b4a" officeooo:paragraph-rsid="002c9cbb" style:font-size-asian="10pt" style:font-weight-asian="normal" style:font-size-complex="10pt" style:font-weight-complex="normal"/>
    </style:style>
    <style:style style:name="P16" style:family="paragraph" style:parent-style-name="Standard">
      <style:text-properties style:font-name="Liberation Sans" fo:font-size="10pt" style:text-underline-style="none" fo:font-weight="normal" officeooo:rsid="002b6b4a" officeooo:paragraph-rsid="002e9771" style:font-size-asian="10pt" style:font-weight-asian="normal" style:font-size-complex="10pt" style:font-weight-complex="normal"/>
    </style:style>
    <style:style style:name="P17" style:family="paragraph" style:parent-style-name="Standard">
      <style:text-properties style:font-name="Liberation Sans" fo:font-size="10pt" style:text-underline-style="none" fo:font-weight="normal" officeooo:rsid="002e9771" officeooo:paragraph-rsid="002e9771" style:font-size-asian="10pt" style:font-weight-asian="normal" style:font-size-complex="10pt" style:font-weight-complex="normal"/>
    </style:style>
    <style:style style:name="P18" style:family="paragraph" style:parent-style-name="Standard">
      <style:text-properties style:font-name="Liberation Sans" fo:font-size="10pt" style:text-underline-style="none" fo:font-weight="normal" officeooo:rsid="002e9771" officeooo:paragraph-rsid="002e9ad3" style:font-size-asian="10pt" style:font-weight-asian="normal" style:font-size-complex="10pt" style:font-weight-complex="normal"/>
    </style:style>
    <style:style style:name="P19" style:family="paragraph" style:parent-style-name="Standard">
      <style:text-properties style:font-name="Liberation Sans" fo:font-size="10pt" style:text-underline-style="none" fo:font-weight="normal" officeooo:rsid="0030220a" officeooo:paragraph-rsid="0030220a" style:font-size-asian="10pt" style:font-weight-asian="normal" style:font-size-complex="10pt" style:font-weight-complex="normal"/>
    </style:style>
    <style:style style:name="P20" style:family="paragraph" style:parent-style-name="Standard">
      <style:text-properties style:font-name="Liberation Sans" fo:font-size="10pt" style:text-underline-style="none" fo:font-weight="normal" officeooo:rsid="00305f85" officeooo:paragraph-rsid="00305f85" style:font-size-asian="10pt" style:font-weight-asian="normal" style:font-size-complex="10pt" style:font-weight-complex="normal"/>
    </style:style>
    <style:style style:name="P21" style:family="paragraph" style:parent-style-name="Standard">
      <style:paragraph-properties fo:text-align="center" style:justify-single-word="false"/>
      <style:text-properties style:font-name="Liberation Sans" fo:font-size="10pt" style:text-underline-style="solid" style:text-underline-width="auto" style:text-underline-color="font-color" officeooo:rsid="001b5df9" officeooo:paragraph-rsid="001b5df9" style:font-size-asian="10pt" style:font-size-complex="10pt"/>
    </style:style>
    <style:style style:name="P22" style:family="paragraph" style:parent-style-name="Standard">
      <style:text-properties style:font-name="Liberation Sans" fo:font-size="10pt" style:text-underline-style="solid" style:text-underline-width="auto" style:text-underline-color="font-color" officeooo:rsid="00186e47" officeooo:paragraph-rsid="00186e47" style:font-size-asian="10pt" style:font-size-complex="10pt"/>
    </style:style>
    <style:style style:name="P23" style:family="paragraph" style:parent-style-name="Standard">
      <style:text-properties style:font-name="Liberation Sans" fo:font-size="10pt" style:text-underline-style="solid" style:text-underline-width="auto" style:text-underline-color="font-color" officeooo:rsid="0019d6d7" officeooo:paragraph-rsid="002b6b4a" style:font-size-asian="10pt" style:font-size-complex="10pt"/>
    </style:style>
    <style:style style:name="P24" style:family="paragraph" style:parent-style-name="Standard">
      <style:text-properties style:font-name="Liberation Sans" fo:font-size="10pt" style:text-underline-style="solid" style:text-underline-width="auto" style:text-underline-color="font-color" fo:font-weight="bold" officeooo:rsid="0018ad79" officeooo:paragraph-rsid="00186e47" style:font-size-asian="10pt" style:font-weight-asian="bold" style:font-size-complex="10pt" style:font-weight-complex="bold"/>
    </style:style>
    <style:style style:name="P25" style:family="paragraph" style:parent-style-name="Standard">
      <style:text-properties style:font-name="Liberation Sans" fo:font-size="10pt" style:text-underline-style="solid" style:text-underline-width="auto" style:text-underline-color="font-color" fo:font-weight="bold" officeooo:rsid="0018ad79" officeooo:paragraph-rsid="0018ad79" style:font-size-asian="10pt" style:font-weight-asian="bold" style:font-size-complex="10pt" style:font-weight-complex="bold"/>
    </style:style>
    <style:style style:name="P26" style:family="paragraph" style:parent-style-name="Standard">
      <style:text-properties style:font-name="Liberation Sans" fo:font-size="10pt" style:text-underline-style="solid" style:text-underline-width="auto" style:text-underline-color="font-color" fo:font-weight="bold" officeooo:rsid="002155b5" officeooo:paragraph-rsid="002155b5" style:font-size-asian="10pt" style:font-weight-asian="bold" style:font-size-complex="10pt" style:font-weight-complex="bold"/>
    </style:style>
    <style:style style:name="P27" style:family="paragraph" style:parent-style-name="Standard">
      <style:text-properties style:font-name="Liberation Sans" fo:font-size="10pt" style:text-underline-style="solid" style:text-underline-width="auto" style:text-underline-color="font-color" fo:font-weight="normal" officeooo:rsid="0027f843" officeooo:paragraph-rsid="0027f843" style:font-size-asian="10pt" style:font-weight-asian="normal" style:font-size-complex="10pt" style:font-weight-complex="normal"/>
    </style:style>
    <style:style style:name="P28" style:family="paragraph" style:parent-style-name="Standard">
      <style:text-properties style:font-name="Liberation Sans" fo:font-size="10pt" style:text-underline-style="solid" style:text-underline-width="auto" style:text-underline-color="font-color" fo:font-weight="normal" officeooo:rsid="0018ad79" officeooo:paragraph-rsid="002b6b4a" style:font-size-asian="10pt" style:font-weight-asian="normal" style:font-size-complex="10pt" style:font-weight-complex="normal"/>
    </style:style>
    <style:style style:name="P29" style:family="paragraph" style:parent-style-name="Standard">
      <style:text-properties style:font-name="Liberation Sans" fo:font-size="10pt" style:text-underline-style="solid" style:text-underline-width="auto" style:text-underline-color="font-color" fo:font-weight="normal" officeooo:rsid="001ce3e8" officeooo:paragraph-rsid="002c9cbb" style:font-size-asian="10pt" style:font-weight-asian="normal" style:font-size-complex="10pt" style:font-weight-complex="normal"/>
    </style:style>
    <style:style style:name="P30" style:family="paragraph" style:parent-style-name="Standard">
      <style:text-properties style:font-name="Liberation Sans" fo:font-size="10pt" officeooo:rsid="00186e47" officeooo:paragraph-rsid="00186e47" style:font-size-asian="10pt" style:font-size-complex="10pt"/>
    </style:style>
    <style:style style:name="P31" style:family="paragraph" style:parent-style-name="Standard">
      <style:text-properties style:font-name="Liberation Sans" fo:font-size="10pt" officeooo:rsid="00186e47" officeooo:paragraph-rsid="0027f843" style:font-size-asian="10pt" style:font-size-complex="10pt"/>
    </style:style>
    <style:style style:name="P32" style:family="paragraph" style:parent-style-name="Standard">
      <style:text-properties style:font-name="Liberation Sans" fo:font-size="10pt" officeooo:rsid="0018ad79" officeooo:paragraph-rsid="0018ad79" style:font-size-asian="10pt" style:font-size-complex="10pt"/>
    </style:style>
    <style:style style:name="P33" style:family="paragraph" style:parent-style-name="Standard">
      <style:text-properties style:font-name="Liberation Sans" fo:font-size="10pt" officeooo:rsid="0019d6d7" officeooo:paragraph-rsid="0019d6d7" style:font-size-asian="10pt" style:font-size-complex="10pt"/>
    </style:style>
    <style:style style:name="P34" style:family="paragraph" style:parent-style-name="Standard">
      <style:text-properties style:font-name="Liberation Sans" fo:font-size="10pt" officeooo:rsid="001ce3e8" officeooo:paragraph-rsid="0019d6d7" style:font-size-asian="10pt" style:font-size-complex="10pt"/>
    </style:style>
    <style:style style:name="P35" style:family="paragraph" style:parent-style-name="Standard">
      <style:text-properties style:font-name="Liberation Sans" fo:font-size="10pt" officeooo:rsid="001ce3e8" officeooo:paragraph-rsid="001ce3e8" style:font-size-asian="10pt" style:font-size-complex="10pt"/>
    </style:style>
    <style:style style:name="P36" style:family="paragraph" style:parent-style-name="Standard">
      <style:text-properties style:font-name="Liberation Sans" fo:font-size="10pt" officeooo:rsid="001de996" officeooo:paragraph-rsid="001de996" style:font-size-asian="10pt" style:font-size-complex="10pt"/>
    </style:style>
    <style:style style:name="P37" style:family="paragraph" style:parent-style-name="Standard">
      <style:text-properties style:font-name="Liberation Sans" fo:font-size="10pt" officeooo:rsid="001f4f38" officeooo:paragraph-rsid="001f4f38" style:font-size-asian="10pt" style:font-size-complex="10pt"/>
    </style:style>
    <style:style style:name="P38" style:family="paragraph" style:parent-style-name="Standard">
      <style:text-properties style:font-name="Liberation Sans" fo:font-size="10pt" officeooo:rsid="001f84b3" officeooo:paragraph-rsid="001f84b3" style:font-size-asian="10pt" style:font-size-complex="10pt"/>
    </style:style>
    <style:style style:name="P39" style:family="paragraph" style:parent-style-name="Standard">
      <style:text-properties style:font-name="Liberation Sans" fo:font-size="10pt" officeooo:rsid="0027f843" officeooo:paragraph-rsid="0027f843" style:font-size-asian="10pt" style:font-size-complex="10pt"/>
    </style:style>
    <style:style style:name="P40" style:family="paragraph" style:parent-style-name="Standard">
      <style:text-properties style:font-name="Liberation Sans" fo:font-size="10pt" fo:font-weight="bold" officeooo:rsid="00186e47" officeooo:paragraph-rsid="00186e47" style:font-size-asian="10pt" style:font-weight-asian="bold" style:font-size-complex="10pt" style:font-weight-complex="bold"/>
    </style:style>
    <style:style style:name="P41" style:family="paragraph" style:parent-style-name="Standard">
      <style:text-properties style:font-name="Liberation Sans" fo:font-size="10pt" fo:font-weight="bold" officeooo:rsid="0018ad79" officeooo:paragraph-rsid="0018ad79" style:font-size-asian="10pt" style:font-weight-asian="bold" style:font-size-complex="10pt" style:font-weight-complex="bold"/>
    </style:style>
    <style:style style:name="P42" style:family="paragraph" style:parent-style-name="Standard">
      <style:text-properties style:font-name="Liberation Sans" fo:font-size="10pt" fo:font-weight="bold" officeooo:rsid="00288eff" officeooo:paragraph-rsid="00288eff" style:font-size-asian="10pt" style:font-weight-asian="bold" style:font-size-complex="10pt" style:font-weight-complex="bold"/>
    </style:style>
    <style:style style:name="P43" style:family="paragraph" style:parent-style-name="Standard">
      <style:text-properties style:font-name="Liberation Sans" fo:font-size="10pt" fo:font-weight="normal" officeooo:rsid="0027f843" officeooo:paragraph-rsid="0027f843" style:font-size-asian="10pt" style:font-weight-asian="normal" style:font-size-complex="10pt" style:font-weight-complex="normal"/>
    </style:style>
    <style:style style:name="P44" style:family="paragraph" style:parent-style-name="Standard">
      <style:text-properties style:font-name="Liberation Sans" fo:font-size="10pt" style:text-underline-style="solid" style:text-underline-width="auto" style:text-underline-color="font-color" fo:font-weight="bold" officeooo:rsid="00186e47" officeooo:paragraph-rsid="00186e47" style:font-size-asian="10pt" style:font-weight-asian="bold" style:font-size-complex="10pt" style:font-weight-complex="bold"/>
    </style:style>
    <style:style style:name="P45" style:family="paragraph" style:parent-style-name="Standard">
      <style:text-properties style:font-name="Liberation Sans" fo:font-size="10pt" fo:font-weight="bold" officeooo:rsid="0027f843" officeooo:paragraph-rsid="0027f843" style:font-size-asian="10pt" style:font-weight-asian="bold" style:font-size-complex="10pt" style:font-weight-complex="bold"/>
    </style:style>
    <style:style style:name="P46" style:family="paragraph" style:parent-style-name="Standard">
      <style:text-properties style:font-name="Liberation Sans" fo:font-size="10pt" style:text-underline-style="none" fo:font-weight="bold" officeooo:rsid="001b5df9" officeooo:paragraph-rsid="001b5df9" style:font-size-asian="10pt" style:font-weight-asian="bold" style:font-size-complex="10pt" style:font-weight-complex="bold"/>
    </style:style>
    <style:style style:name="P47" style:family="paragraph" style:parent-style-name="Standard">
      <style:text-properties style:font-name="Liberation Sans" fo:font-size="10pt" officeooo:rsid="0023a8b5" officeooo:paragraph-rsid="0023a8b5" style:font-size-asian="10pt" style:font-size-complex="10pt"/>
    </style:style>
    <style:style style:name="P48" style:family="paragraph" style:parent-style-name="Standard">
      <style:text-properties style:text-position="0% 100%" style:font-name="Liberation Sans" fo:font-size="10pt" style:text-underline-style="none" fo:font-weight="bold" officeooo:rsid="002681ed" officeooo:paragraph-rsid="002681ed" style:font-size-asian="10pt" style:font-weight-asian="bold" style:font-size-complex="10pt" style:font-weight-complex="bold"/>
    </style:style>
    <style:style style:name="P49" style:family="paragraph" style:parent-style-name="Standard">
      <style:text-properties style:text-position="0% 100%" style:font-name="Liberation Sans" fo:font-size="10pt" style:text-underline-style="none" fo:font-weight="normal" officeooo:rsid="002681ed" officeooo:paragraph-rsid="002681ed" style:font-size-asian="10pt" style:font-weight-asian="normal" style:font-size-complex="10pt" style:font-weight-complex="normal"/>
    </style:style>
    <style:style style:name="P50" style:family="paragraph" style:parent-style-name="Standard">
      <style:text-properties style:text-position="0% 100%" style:font-name="Liberation Sans" fo:font-size="10pt" style:text-underline-style="solid" style:text-underline-width="auto" style:text-underline-color="font-color" fo:font-weight="normal" officeooo:rsid="002681ed" officeooo:paragraph-rsid="0027f843" style:font-size-asian="10pt" style:font-weight-asian="normal" style:font-size-complex="10pt"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bfc76" style:font-weight-asian="bold" style:font-weight-complex="bold"/>
    </style:style>
    <style:style style:name="T3" style:family="text">
      <style:text-properties style:text-underline-style="solid" style:text-underline-width="auto" style:text-underline-color="font-color" fo:font-weight="bold" officeooo:rsid="002a7740" style:font-weight-asian="bold" style:font-weight-complex="bold"/>
    </style:style>
    <style:style style:name="T4" style:family="text">
      <style:text-properties fo:font-weight="bold" style:font-weight-asian="bold" style:font-weight-complex="bold"/>
    </style:style>
    <style:style style:name="T5" style:family="text">
      <style:text-properties officeooo:rsid="001de996"/>
    </style:style>
    <style:style style:name="T6" style:family="text">
      <style:text-properties officeooo:rsid="001f4f38"/>
    </style:style>
    <style:style style:name="T7" style:family="text">
      <style:text-properties officeooo:rsid="001f84b3"/>
    </style:style>
    <style:style style:name="T8" style:family="text">
      <style:text-properties officeooo:rsid="002434bf"/>
    </style:style>
    <style:style style:name="T9" style:family="text">
      <style:text-properties officeooo:rsid="0024db3c"/>
    </style:style>
    <style:style style:name="T10" style:family="text">
      <style:text-properties officeooo:rsid="00292b16"/>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4db3c" style:font-weight-asian="normal" style:font-weight-complex="normal"/>
    </style:style>
    <style:style style:name="T13" style:family="text">
      <style:text-properties officeooo:rsid="002c9cbb"/>
    </style:style>
    <style:style style:name="T14" style:family="text">
      <style:text-properties officeooo:rsid="002e9771"/>
    </style:style>
    <style:style style:name="T15" style:family="text">
      <style:text-properties officeooo:rsid="0030220a"/>
    </style:style>
    <style:style style:name="T16" style:family="text">
      <style:text-properties officeooo:rsid="00302492"/>
    </style:style>
    <style:style style:name="T17" style:family="text">
      <style:text-properties officeooo:rsid="00186e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cques Mironneau</text:p>
      <text:p text:style-name="P2">Thomas Durand</text:p>
      <text:p text:style-name="P2">TP1B</text:p>
      <text:p text:style-name="P21"/>
      <text:p text:style-name="P21">Compte rendu TP n°3</text:p>
      <text:p text:style-name="P30"/>
      <text:p text:style-name="P1">Le cryptage, décryptage, ainsi que la machine mot sont fonctionnels, le programme dans sa globalité marche correctement, transformant un fichier essai1.txt en un texte crypté puis le décrypte.</text:p>
      <text:p text:style-name="P44"/>
      <text:p text:style-name="P30"><text:span text:style-name="T3">Fichier </text:span><text:span text:style-name="T1">MachineMots.</text:span><text:span text:style-name="T2">c</text:span></text:p>
      <text:p text:style-name="P40">Lexique :</text:p>
      <text:p text:style-name="P30"><text:tab/>motUsed : un Mot</text:p>
      <text:p text:style-name="P30"><text:tab/><text:span text:style-name="T6">srcI, cleI : des caractères</text:span></text:p>
      <text:p text:style-name="P30"><text:tab/>i : un entier</text:p>
      <text:p text:style-name="P48"/>
      <text:p text:style-name="P50">DémarrerMot</text:p>
      <text:p text:style-name="P48">Principe:</text:p>
      <text:p text:style-name="P49">On commence la lecture du fichier et on avance jusqu’au premier mot</text:p>
      <text:p text:style-name="P31"><text:span text:style-name="T4">Algorithme </text:span>:</text:p>
      <text:p text:style-name="P39">DemarrerMot : la fonction</text:p>
      <text:p text:style-name="P31"><text:tab/>demarrerCar()</text:p>
      <text:p text:style-name="P12"><text:tab/>avancerMot()</text:p>
      <text:p text:style-name="P27"/>
      <text:p text:style-name="P27">AvancerMot</text:p>
      <text:p text:style-name="P45">Principe :</text:p>
      <text:p text:style-name="P43">On avance tant que le caractère courant est un espace puis on traite les mots LF puis les mots classiques en ajoutant le caractère courant dans motUsed, puis en incrémentant sa longueur.</text:p>
      <text:p text:style-name="P30"/>
      <text:p text:style-name="P42">Algorithme :</text:p>
      <text:p text:style-name="P30">AvancerMot : la fonction</text:p>
      <text:p text:style-name="P30"/>
      <text:p text:style-name="P30"><text:tab/>Tantque( carCourant() = space) faire</text:p>
      <text:p text:style-name="P30"><text:tab/><text:tab/>avancerCar()</text:p>
      <text:p text:style-name="P30"><text:tab/>fintantque</text:p>
      <text:p text:style-name="P30"/>
      <text:p text:style-name="P30"><text:tab/>Lgm de motUsed ← 0</text:p>
      <text:p text:style-name="P30"/>
      <text:p text:style-name="P30"><text:tab/>Si carCourant() = LF alors</text:p>
      <text:p text:style-name="P30"><text:tab/><text:tab/>Tab[Lgm de motUsed] de motUsed ← ‘\n ‘</text:p>
      <text:p text:style-name="P30"><text:tab/><text:tab/>avancerCar()</text:p>
      <text:p text:style-name="P30"><text:tab/><text:tab/>lgm de MotUsed ← 1</text:p>
      <text:p text:style-name="P30"><text:tab/>sinon</text:p>
      <text:p text:style-name="P30"><text:tab/><text:tab/>tantque Carcourant()!= LF etpuis carCourant ≠ marque() etpuis carCourant ≠ space<text:tab/><text:tab/><text:tab/>faire</text:p>
      <text:p text:style-name="P30"><text:tab/><text:tab/><text:tab/>Si carCourant() &gt; ‘A ‘ etpuis carCourant &lt; ‘Z’ alors</text:p>
      <text:p text:style-name="P30"><text:tab/><text:tab/> <text:tab/><text:tab/>Tab[Lgm de motUsed] de motUsed ← carCourant()</text:p>
      <text:p text:style-name="P30"><text:tab/><text:tab/><text:tab/><text:tab/>lgm de motUsed ← lgm de motUsed +1</text:p>
      <text:p text:style-name="P30"><text:tab/><text:tab/><text:tab/><text:tab/>avancerCar()</text:p>
      <text:p text:style-name="P30"><text:tab/><text:tab/><text:tab/>finsi</text:p>
      <text:p text:style-name="P30"><text:tab/><text:tab/>fintantque</text:p>
      <text:p text:style-name="P30"><text:tab/>finsi</text:p>
      <text:p text:style-name="P30"/>
      <text:p text:style-name="P30"><text:tab/>tab[Lgm de motUsed] de motUsed ← \0</text:p>
      <text:p text:style-name="P30"/>
      <text:p text:style-name="P22">M<text:span text:style-name="T10">otCour</text:span></text:p>
      <text:p text:style-name="P4">Principe :</text:p>
      <text:p text:style-name="P13">On renvoie le mot courant</text:p>
      <text:p text:style-name="P4">Algorithme :</text:p>
      <text:p text:style-name="P30"><text:tab/>MotCour : la fonction =&gt; un mot</text:p>
      <text:p text:style-name="P30"><text:tab/>MotCour &lt; = motUsed</text:p>
      <text:p text:style-name="P24"/>
      <text:p text:style-name="P25"/>
      <text:p text:style-name="P25"/>
      <text:p text:style-name="P25"/>
      <text:p text:style-name="P25"/>
      <text:p text:style-name="P25"/>
      <text:p text:style-name="P25"/>
      <text:p text:style-name="P25"/>
      <text:p text:style-name="P25"/>
      <text:p text:style-name="P25"/>
      <text:p text:style-name="P32"><text:soft-page-break/><text:span text:style-name="T3">Fichier </text:span><text:span text:style-name="T1">Crypt.</text:span><text:span text:style-name="T2">c</text:span></text:p>
      <text:p text:style-name="P41">Lexique :</text:p>
      <text:p text:style-name="P32"><text:tab/>l, k, z : des entiers</text:p>
      <text:p text:style-name="P28">InitCrypt</text:p>
      <text:p text:style-name="P5">Principe :</text:p>
      <text:p text:style-name="P14">On initialise la clé de cryptage </text:p>
      <text:p text:style-name="P46">Algorithme :</text:p>
      <text:p text:style-name="P32"><text:bookmark-start text:name="__DdeLink__546_2504764992"/>InitCrypt <text:bookmark-end text:name="__DdeLink__546_2504764992"/>: la fonction</text:p>
      <text:p text:style-name="P32"><text:tab/>Lgm de cle = 6</text:p>
      <text:p text:style-name="P32"><text:tab/>Tab[1] de cle = ‘C’</text:p>
      <text:p text:style-name="P32"><text:tab/>Tab[2] de cle = ‘I’</text:p>
      <text:p text:style-name="P32"><text:tab/>Tab[3] de cle = ‘T’</text:p>
      <text:p text:style-name="P32"><text:tab/>Tab[4] de cle = ‘R’</text:p>
      <text:p text:style-name="P32"><text:tab/>Tab[5] de cle = ‘O’</text:p>
      <text:p text:style-name="P32"><text:tab/>Tab[6] de cle = ‘N’</text:p>
      <text:p text:style-name="P32"/>
      <text:p text:style-name="P23">CrypterMot </text:p>
      <text:p text:style-name="P5">Principe :</text:p>
      <text:p text:style-name="P14"><text:bookmark-start text:name="__DdeLink__552_2504764992"/>On crypte le mot courant</text:p>
      <text:p text:style-name="P14">Si c’est un mot LF on ne le crypte pas, si c’est un mot ‘classique’ on le crypte<text:bookmark-end text:name="__DdeLink__552_2504764992"/></text:p>
      <text:p text:style-name="P14"><text:bookmark-start text:name="__DdeLink__554_2504764992"/>On soustrait 64 au caractere du mot courant et de la clé afin de travailler sur une échelle classique de la représentation des mots [1→A, 2→B…]</text:p>
      <text:p text:style-name="P14">On additionne leurs valeurs puis on ajoute 64 pour retourner sur l’échelle ASCII, on passe au caractère suivant.</text:p>
      <text:p text:style-name="P18">Si le resultat est supérieur à ‘Z’ on l’ajuste.<text:tab/></text:p>
      <text:p text:style-name="P14">Dans le cas ou un mot est supérieur à la longueur de la clé, on boucle celle-ci.<text:bookmark-end text:name="__DdeLink__554_2504764992"/></text:p>
      <text:p text:style-name="P6"/>
      <text:p text:style-name="P6">Algorithme :</text:p>
      <text:p text:style-name="P33"><text:bookmark-start text:name="__DdeLink__548_2504764992"/>CrypterMot <text:bookmark-end text:name="__DdeLink__548_2504764992"/>: la fonction (mot src, mot dst) </text:p>
      <text:p text:style-name="P33"><text:tab/>k ← 0</text:p>
      <text:p text:style-name="P33"><text:tab/>Si (lgm de src = 1) alors</text:p>
      <text:p text:style-name="P33"><text:tab/><text:tab/>écrire( ‘<text:span text:style-name="T5">LF’</text:span>)</text:p>
      <text:p text:style-name="P33"><text:tab/>Sinon</text:p>
      <text:p text:style-name="P33"><text:tab/><text:tab/>Tantque (k &lt; lgm de src) faire</text:p>
      <text:p text:style-name="P33"><text:tab/><text:tab/><text:tab/>srcI ← tab[k] de src – 64</text:p>
      <text:p text:style-name="P33"><text:tab/><text:tab/><text:tab/>cleI ← tab[l] de cle – 64</text:p>
      <text:p text:style-name="P33"><text:tab/>tab[k] de dst ← srcI + cleI + 64</text:p>
      <text:p text:style-name="P33"/>
      <text:p text:style-name="P33"><text:tab/>si tab[k] de dst &gt; ‘<text:span text:style-name="T7">Z’</text:span> alors</text:p>
      <text:p text:style-name="P33"><text:tab/><text:tab/>tab[k] de dst ← tab[k] de dst – ‘<text:span text:style-name="T7">Z’</text:span> +64</text:p>
      <text:p text:style-name="P33"><text:tab/>finsi</text:p>
      <text:p text:style-name="P33"/>
      <text:p text:style-name="P33"><text:tab/>l ← l +1</text:p>
      <text:p text:style-name="P33"><text:tab/>k ← k +1</text:p>
      <text:p text:style-name="P33"/>
      <text:p text:style-name="P33"><text:tab/>si (L &gt; lgm de cle) alors</text:p>
      <text:p text:style-name="P33"><text:tab/><text:tab/>l = 0</text:p>
      <text:p text:style-name="P33"><text:tab/>finsi</text:p>
      <text:p text:style-name="P33"/>
      <text:p text:style-name="P33"><text:tab/>tab[k] de dst ← tab[k] de src</text:p>
      <text:p text:style-name="P33"><text:tab/>lgm de dst ← lgm de src</text:p>
      <text:p text:style-name="P33"/>
      <text:p text:style-name="P33"><text:tab/>ecrireMot(dst)</text:p>
      <text:p text:style-name="P34"/>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ecrypterMot</text:p>
      <text:p text:style-name="P7">Principe :</text:p>
      <text:p text:style-name="P15">On <text:span text:style-name="T13">dé</text:span>crypte le mot courant</text:p>
      <text:p text:style-name="P15">Si c’est un mot LF on ne le <text:span text:style-name="T13">dé</text:span>crypte pas, si c’est un mot ‘classique’ on le <text:span text:style-name="T13">dé</text:span>crypte</text:p>
      <text:p text:style-name="P16">On soustrait 64 au caractere du mot courant et de la clé afin de travailler sur une échelle classique de la représentation des mots [1→A, 2→B…]</text:p>
      <text:p text:style-name="P16">On <text:span text:style-name="T14">soustrait</text:span> leurs valeurs puis on ajoute 64 pour retourner sur l’échelle ASCII, on passe au caractère suivant</text:p>
      <text:p text:style-name="P17"><text:bookmark-start text:name="__DdeLink__556_2504764992"/>Si le resultat est inférieur à ‘A’ on l’ajuste.<text:bookmark-end text:name="__DdeLink__556_2504764992"/></text:p>
      <text:p text:style-name="P16">Dans le cas ou un mot est supérieur à la longueur de la clé, on boucle celle-ci.</text:p>
      <text:p text:style-name="P7"/>
      <text:p text:style-name="P7">Algorithme :</text:p>
      <text:p text:style-name="P35"><text:bookmark-start text:name="__DdeLink__550_2504764992"/>decrypterMot<text:bookmark-end text:name="__DdeLink__550_2504764992"/>:la fonction(mot src , mot dst)</text:p>
      <text:p text:style-name="P36">k← 0</text:p>
      <text:p text:style-name="P36">si lgm de src = 1 alors</text:p>
      <text:p text:style-name="P36"><text:tab/>ecrire(‘LF’) </text:p>
      <text:p text:style-name="P37">sinon</text:p>
      <text:p text:style-name="P37"><text:tab/>tantque k &lt; lgm de src faire</text:p>
      <text:p text:style-name="P37"><text:tab/><text:tab/><text:span text:style-name="T7">scrI ← tab[k] de src – 64</text:span></text:p>
      <text:p text:style-name="P37"><text:tab/><text:tab/><text:span text:style-name="T7">cleI ← tab[l] de cle – 64</text:span></text:p>
      <text:p text:style-name="P37"><text:tab/><text:tab/><text:span text:style-name="T7">tab[k] de dst ← srcI – cleI +64</text:span></text:p>
      <text:p text:style-name="P37"><text:tab/><text:tab/><text:span text:style-name="T7">si tab[k] de dst &lt; ‘A’ alors</text:span></text:p>
      <text:p text:style-name="P37"><text:tab/><text:tab/><text:tab/><text:span text:style-name="T7">tab[k] de dst ← tab[k] de dst +’Z’ - 64</text:span></text:p>
      <text:p text:style-name="P37"><text:tab/><text:tab/><text:span text:style-name="T7">finsi</text:span></text:p>
      <text:p text:style-name="P37"/>
      <text:p text:style-name="P37"><text:tab/><text:tab/><text:span text:style-name="T7">z← z+1</text:span></text:p>
      <text:p text:style-name="P37"><text:tab/><text:tab/><text:span text:style-name="T7">k← k+1</text:span></text:p>
      <text:p text:style-name="P37"/>
      <text:p text:style-name="P37"><text:tab/><text:tab/><text:span text:style-name="T7">si z &gt; lgm de cle alors</text:span></text:p>
      <text:p text:style-name="P37"><text:tab/><text:tab/><text:tab/><text:span text:style-name="T7">z← 0</text:span></text:p>
      <text:p text:style-name="P37"><text:tab/><text:tab/><text:span text:style-name="T7">finsi</text:span></text:p>
      <text:p text:style-name="P37"><text:tab/><text:span text:style-name="T7">fintantque</text:span></text:p>
      <text:p text:style-name="P37"><text:tab/><text:span text:style-name="T7">tab[k] de dst ← tab[k] de src</text:span></text:p>
      <text:p text:style-name="P37"><text:tab/><text:span text:style-name="T7">lgm de dst ← lgm de src</text:span></text:p>
      <text:p text:style-name="P37"/>
      <text:p text:style-name="P37"><text:tab/><text:span text:style-name="T7">ecrireMot(dst)</text:span></text:p>
      <text:p text:style-name="P38">finsi</text:p>
      <text:p text:style-name="P38"/>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15">Fichier </text:span>Cryptage.c</text:p>
      <text:p text:style-name="P8">Principe :</text:p>
      <text:p text:style-name="P19">On démarre la machineMot, on initialise le cryptage.</text:p>
      <text:p text:style-name="P19">Tant que l’on n’atteint pas le caractere ‘EndOfText’, <text:span text:style-name="T16">on traite le mot Courant, si c’est un LF on ne le (dé)crypte pas mais on l’ajoute dans les tableaux de mots cryptés et décryptés puis on passe au mot suivant, si c’est un mot ‘classique’ on le crypte puis on l’ajoute dans tab2 ou on le décrypte et on l’ajoute dans tab3 et on passe au mot suivant.</text:span></text:p>
      <text:p text:style-name="P20">Pour afficher ces tableaux on les parcourt en affichant chaque caractère de chaque mot.</text:p>
      <text:p text:style-name="P3">lexique :</text:p>
      <text:p text:style-name="P9"><text:tab/>crypted : un Mot</text:p>
      <text:p text:style-name="P9"><text:tab/>uncrypted : un Mot</text:p>
      <text:p text:style-name="P9"><text:tab/>LMAX : un entier</text:p>
      <text:p text:style-name="P9"><text:tab/>L : un entier sur [1..LMAX]</text:p>
      <text:p text:style-name="P9"><text:tab/>tab2 : un tableau de Mots sur [1..LMAX] <text:span text:style-name="T16">{tableau des mots cryptés}</text:span></text:p>
      <text:p text:style-name="P9"><text:tab/>tab3 un tableau de Mots sur [1..LMAX] <text:span text:style-name="T16">{tableaux des mots décryptés}</text:span></text:p>
      <text:p text:style-name="P9"><text:tab/>i,d: des entiers</text:p>
      <text:p text:style-name="P8"/>
      <text:p text:style-name="P3">algorithme :</text:p>
      <text:p text:style-name="P9"><text:tab/>i ← 0 ; d← 0</text:p>
      <text:p text:style-name="P9"><text:tab/>demarrerMot()</text:p>
      <text:p text:style-name="P9"><text:tab/>InitCrypt()</text:p>
      <text:p text:style-name="P9"/>
      <text:p text:style-name="P9"><text:tab/>tantque carCourant ≠ EOT faire</text:p>
      <text:p text:style-name="P9"><text:tab/><text:tab/>si tab[0] de motCour() == ‘\n ‘ alors</text:p>
      <text:p text:style-name="P9"><text:tab/><text:tab/><text:tab/>tab2[i] ← motCour()</text:p>
      <text:p text:style-name="P9"><text:tab/><text:tab/><text:tab/>tab3[d] ← motCour()</text:p>
      <text:p text:style-name="P9"><text:tab/><text:tab/><text:tab/>i ← i+1</text:p>
      <text:p text:style-name="P9"><text:tab/><text:tab/><text:tab/>d← d+1</text:p>
      <text:p text:style-name="P9"><text:tab/><text:tab/><text:tab/>avancerMot()</text:p>
      <text:p text:style-name="P9"><text:tab/><text:tab/>sinon</text:p>
      <text:p text:style-name="P9"><text:tab/><text:tab/><text:tab/>crypterMot(motCour(),crypted)</text:p>
      <text:p text:style-name="P9"><text:tab/><text:tab/><text:tab/>tab2[i]=crypted ;</text:p>
      <text:p text:style-name="P9"><text:tab/><text:tab/><text:tab/>i← i+1</text:p>
      <text:p text:style-name="P9"/>
      <text:p text:style-name="P9"><text:tab/><text:tab/><text:tab/>decrypterMot(crypted,uncrypted) ;</text:p>
      <text:p text:style-name="P9"><text:tab/><text:tab/><text:tab/>tab3[i]=uncrypted</text:p>
      <text:p text:style-name="P9"><text:tab/><text:tab/><text:tab/>d← d+1</text:p>
      <text:p text:style-name="P9"><text:tab/><text:tab/><text:tab/></text:p>
      <text:p text:style-name="P9"><text:tab/><text:tab/><text:tab/>avancerMot() ;</text:p>
      <text:p text:style-name="P9"><text:tab/><text:tab/>finsi</text:p>
      <text:p text:style-name="P9"><text:tab/>fintantque</text:p>
      <text:p text:style-name="P9"/>
      <text:p text:style-name="P9"><text:tab/>ecrire(« Affichage version cryptée... »)</text:p>
      <text:p text:style-name="P9"><text:tab/>pour i parcourant [0..20]</text:p>
      <text:p text:style-name="P9"><text:tab/><text:tab/>pour o parcourant [0..lgm de tab2<text:span text:style-name="T8">[i]]</text:span></text:p>
      <text:p text:style-name="P9"><text:tab/><text:tab/><text:tab/><text:span text:style-name="T8">ecrire le caractere(tab[o] de tab2[i]</text:span></text:p>
      <text:p text:style-name="P9"><text:tab/><text:tab/><text:span text:style-name="T8">o← o+1</text:span></text:p>
      <text:p text:style-name="P9"><text:tab/><text:tab/><text:span text:style-name="T8">finpour</text:span></text:p>
      <text:p text:style-name="P9"/>
      <text:p text:style-name="P9"><text:tab/><text:tab/><text:span text:style-name="T8">ecrire(« »)</text:span></text:p>
      <text:p text:style-name="P9"><text:tab/><text:tab/><text:span text:style-name="T8">i← i+1</text:span></text:p>
      <text:p text:style-name="P9"><text:tab/><text:span text:style-name="T8">finpour</text:span></text:p>
      <text:p text:style-name="P9"/>
      <text:p text:style-name="P9"><text:tab/><text:span text:style-name="T8">ecrire(‘LF’)</text:span></text:p>
      <text:p text:style-name="P9"><text:tab/><text:span text:style-name="T8">i← 0</text:span></text:p>
      <text:p text:style-name="P9"><text:tab/><text:span text:style-name="T8">o← 0</text:span></text:p>
      <text:p text:style-name="P10"><text:tab/></text:p>
      <text:p text:style-name="P11"><text:tab/>ecrire(« Affichage version decryptée ...»)</text:p>
      <text:p text:style-name="P9"><text:tab/><text:span text:style-name="T8">pour i parcourant [0..20]</text:span></text:p>
      <text:p text:style-name="P9"><text:tab/><text:tab/><text:span text:style-name="T8">pour o parcourant[0..lgm de tab3[i]]</text:span></text:p>
      <text:p text:style-name="P9"><text:tab/><text:tab/><text:tab/><text:span text:style-name="T8">ecrire le caractère(tab[o] de tab3[i])</text:span></text:p>
      <text:p text:style-name="P9"><text:tab/><text:tab/><text:span text:style-name="T8">o← o+1</text:span></text:p>
      <text:p text:style-name="P9"><text:tab/><text:tab/><text:span text:style-name="T8">finpour</text:span></text:p>
      <text:p text:style-name="P9"/>
      <text:p text:style-name="P9"><text:tab/><text:tab/><text:span text:style-name="T8">i← i+1</text:span></text:p>
      <text:p text:style-name="P9"><text:tab/><text:tab/><text:span text:style-name="T8">écrire(« »)</text:span></text:p>
      <text:p text:style-name="P9"><text:tab/><text:span text:style-name="T8">finpour</text:span></text:p>
      <text:p text:style-name="P9"><text:tab/></text:p>
      <text:p text:style-name="P47"><text:span text:style-name="T11"><text:tab/></text:span><text:span text:style-name="T12">ecrire(« \n »)</text:span><text:span text:style-name="T17"><text:tab/><text:tab/></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cm" fo:margin-bottom="0.7cm" fo:margin-left="0.7cm" fo:margin-right="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0:49:18.855215773</meta:creation-date>
    <dc:date>2019-01-08T22:58:59.570502835</dc:date>
    <meta:editing-duration>PT1H19M49S</meta:editing-duration>
    <meta:editing-cycles>26</meta:editing-cycles>
    <meta:generator>LibreOffice/6.1.3.2$Linux_X86_64 LibreOffice_project/10$Build-2</meta:generator>
    <meta:document-statistic meta:table-count="0" meta:image-count="0" meta:object-count="0" meta:page-count="4" meta:paragraph-count="180" meta:word-count="918" meta:character-count="5046" meta:non-whitespace-character-count="4085"/>
  </office:meta>
</office:document-meta>
</file>